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office:automatic-styles>
  <office:body>
    <office:text>
      <text:h text:style-name="Title">Stephen Tudor</text:h>
      <text:h text:style-name="Heading_20_1" text:outline-level="1">Front-end Web Developer</text:h>
      <text:list text:style-name="L1">
        <text:list-item>
          <text:p text:style-name="P1">On Twitter as <text:a xlink:type="simple" xlink:href="http://twitter.com/tudorstudio" office:name=""><text:span text:style-name="Definition">@tudorstudio</text:span></text:a></text:p>
        </text:list-item>
        <text:list-item>
          <text:p text:style-name="P1">On GitHub as <text:a xlink:type="simple" xlink:href="http://github.com/smt" office:name=""><text:span text:style-name="Definition">smt</text:span></text:a></text:p>
        </text:list-item>
        <text:list-item>
          <text:p text:style-name="P1">Blogging at <text:a xlink:type="simple" xlink:href="http://stephentudor.com" office:name=""><text:span text:style-name="Definition">stephentudor.com</text:span></text:a></text:p>
        </text:list-item>
        <text:list-item>
          <text:p text:style-name="P1">Answering calls at <text:a xlink:type="simple" xlink:href="tel://610-590-4484" office:name=""><text:span text:style-name="Definition">610-590-4484</text:span></text:a></text:p>
        </text:list-item>
        <text:list-item>
          <text:p text:style-name="P1">Returning emails at <text:a xlink:type="simple" xlink:href="mailto://s@stephentudor.com" office:name=""><text:span text:style-name="Definition">s@stephentudor.com</text:span></text:a></text:p>
        </text:list-item>
      </text:list>
      <text:h text:style-name="Heading_20_1" text:outline-level="1">Summary</text:h>
      <text:p text:style-name="First_20_paragraph">Experienced front-end developer who has led development for multiple successful $1MM+ projects. Passionate about building high quality apps and user interfaces with modern web technologies. Able to execute a product or project end-to-end through being conversant in server-side engineering, visual/UX design, and project management practices.</text:p>
      <text:h text:style-name="Heading_20_1" text:outline-level="1">Specialties</text:h>
      <text:p text:style-name="First_20_paragraph">Authoring great user experiences with JavaScript, HTML, and CSS. Managing and mentoring junior web developers. Writing white papers and API documentation. Experienced in the black art of software estimation, particularly as it pertains to the client side. Offers a strong background in many diverse web technologies and frameworks.</text:p>
      <text:h text:style-name="Heading_20_1" text:outline-level="1">Experience</text:h>
      <text:h text:style-name="Heading_20_2" text:outline-level="2"><text:span text:style-name="T1">Senior</text:span><text:span text:style-name="T2"> </text:span><text:span text:style-name="T3">Web</text:span><text:span text:style-name="T4"> </text:span><text:span text:style-name="T5">Developer</text:span> at <text:a xlink:type="simple" xlink:href="http://empathylab.com" office:name=""><text:span text:style-name="Definition">Empathy Lab</text:span></text:a></text:h>
      <text:p text:style-name="First_20_paragraph"><text:span text:style-name="T6">April</text:span><text:span text:style-name="T7"> </text:span><text:span text:style-name="T8">2010</text:span><text:span text:style-name="T9"> </text:span><text:span text:style-name="T10">-</text:span><text:span text:style-name="T11"> </text:span><text:span text:style-name="T12">Present</text:span></text:p>
      <text:p text:style-name="Text_20_body">Creating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2" text:outline-level="2"><text:span text:style-name="T13">Web</text:span><text:span text:style-name="T14"> </text:span><text:span text:style-name="T15">Developer</text:span> at <text:a xlink:type="simple" xlink:href="http://empathylab.com" office:name=""><text:span text:style-name="Definition">Empathy Lab</text:span></text:a></text:h>
      <text:p text:style-name="First_20_paragraph"><text:span text:style-name="T16">April</text:span><text:span text:style-name="T17"> </text:span><text:span text:style-name="T18">2009</text:span><text:span text:style-name="T19"> </text:span><text:span text:style-name="T20">-</text:span><text:span text:style-name="T21"> </text:span><text:span text:style-name="T22">April</text:span><text:span text:style-name="T23"> </text:span><text:span text:style-name="T24">2010</text:span> (1 year 1 month)</text:p>
      <text:p text:style-name="Text_20_body">Authoring standards-based HTML, CSS, and JavaScript for websites representing a broad range of internationally recognized brands: Sesame Street, Sprout, Lexmark, StrideRite, Walgreens, Verizon, Comcast, 21st Century Insurance, Liberty Global, American Red Cross.</text:p>
      <text:h text:style-name="Heading_20_2" text:outline-level="2"><text:span text:style-name="T25">IT</text:span><text:span text:style-name="T26"> </text:span><text:span text:style-name="T27">Director</text:span> at <text:a xlink:type="simple" xlink:href="http://artisandoorworks.com" office:name=""><text:span text:style-name="Definition">Artisan Custom Doorworks</text:span></text:a></text:h>
      <text:p text:style-name="First_20_paragraph"><text:span text:style-name="T28">December</text:span><text:span text:style-name="T29"> </text:span><text:span text:style-name="T30">2005</text:span><text:span text:style-name="T31"> </text:span><text:span text:style-name="T32">-</text:span><text:span text:style-name="T33"> </text:span><text:span text:style-name="T34">April</text:span><text:span text:style-name="T35"> </text:span><text:span text:style-name="T36">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2" text:outline-level="2"><text:span text:style-name="T37">President</text:span> at <text:a xlink:type="simple" xlink:href="http://tudorstudio.com" office:name=""><text:span text:style-name="Definition">Tudor Studio</text:span></text:a></text:h>
      <text:p text:style-name="First_20_paragraph"><text:span text:style-name="T38">January</text:span><text:span text:style-name="T39"> </text:span><text:span text:style-name="T40">2002</text:span><text:span text:style-name="T41"> </text:span><text:span text:style-name="T42">-</text:span><text:span text:style-name="T43"> </text:span><text:span text:style-name="T44">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2" text:outline-level="2"><text:span text:style-name="T45">Systems</text:span><text:span text:style-name="T46"> </text:span><text:span text:style-name="T47">Engineer</text:span> at Lockheed Martin Global Telecommunications (defunct)</text:h>
      <text:p text:style-name="First_20_paragraph"><text:span text:style-name="T48">May</text:span><text:span text:style-name="T49"> </text:span><text:span text:style-name="T50">2000</text:span><text:span text:style-name="T51"> </text:span><text:span text:style-name="T52">-</text:span><text:span text:style-name="T53"> </text:span><text:span text:style-name="T54">January</text:span><text:span text:style-name="T55"> </text:span><text:span text:style-name="T56">2002</text:span> (1 year 9 months)</text:p>
      <text:p text:style-name="Text_20_body">Performed Linix system administration duties for an internal R&amp;D project’s data center. Configured and managed a cluster of web servers through the duration of the project. Company ceased operations in early 2002.</text:p>
      <text:h text:style-name="Heading_20_1" text:outline-level="1">Skills &amp; Expertise</text:h>
      <text:p text:style-name="First_20_paragraph">These are languages, tools, and practices to which I have had exposure over the past 6 years or so. Those things which enjoy routine usage in my daily work are given priority as well as <text:span text:style-name="T57">emphasis</text:span>.</text:p>
      <text:h text:style-name="Heading_20_2" text:outline-level="2">Programming Languages</text:h>
      <text:list text:style-name="L2">
        <text:list-item>
          <text:p text:style-name="P2"><text:a xlink:type="simple" xlink:href="http://developer.mozilla.org/en/JavaScript" office:name=""><text:span text:style-name="Definition"><text:span text:style-name="T58">JavaScript</text:span></text:span></text:a></text:p>
        </text:list-item>
        <text:list-item>
          <text:p text:style-name="P2"><text:a xlink:type="simple" xlink:href="http://ruby-lang.org" office:name=""><text:span text:style-name="Definition"><text:span text:style-name="T59">Ruby</text:span></text:span></text:a></text:p>
        </text:list-item>
        <text:list-item>
          <text:p text:style-name="P2"><text:a xlink:type="simple" xlink:href="http://java.com" office:name=""><text:span text:style-name="Definition">Java</text:span></text:a></text:p>
        </text:list-item>
        <text:list-item>
          <text:p text:style-name="P2"><text:a xlink:type="simple" xlink:href="http://docs.oracle.com/javaee/5/tutorial/doc/bnakc.html" office:name=""><text:span text:style-name="Definition">JSTL</text:span></text:a></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
      <text:h text:style-name="Heading_20_2" text:outline-level="2">Markup/Templating Languages &amp; Preprocessors</text:h>
      <text:list text:style-name="L3">
        <text:list-item>
          <text:p text:style-name="P3"><text:a xlink:type="simple" xlink:href="http://www.w3.org/Style/CSS/Overview.en.html" office:name=""><text:span text:style-name="Definition"><text:span text:style-name="T60">CSS</text:span><text:span text:style-name="T61">,</text:span><text:span text:style-name="T62"> </text:span><text:span text:style-name="T63">CSS3</text:span></text:span></text:a></text:p>
        </text:list-item>
        <text:list-item>
          <text:p text:style-name="P3"><text:a xlink:type="simple" xlink:href="http://developers.whatwg.org" office:name=""><text:span text:style-name="Definition"><text:span text:style-name="T64">HTML</text:span><text:span text:style-name="T65">,</text:span><text:span text:style-name="T66"> </text:span><text:span text:style-name="T67">HTML</text:span><text:span text:style-name="T68"> </text:span><text:span text:style-name="T69">5</text:span></text:span></text:a></text:p>
        </text:list-item>
        <text:list-item>
          <text:p text:style-name="P3"><text:a xlink:type="simple" xlink:href="http://liquidmarkup.org" office:name=""><text:span text:style-name="Definition"><text:span text:style-name="T70">Liquid</text:span></text:span></text:a></text:p>
        </text:list-item>
        <text:list-item>
          <text:p text:style-name="P3"><text:a xlink:type="simple" xlink:href="http://daringfireball.net/projects/markdown" office:name=""><text:span text:style-name="Definition"><text:span text:style-name="T71">Markdown</text:span></text:span></text:a></text:p>
        </text:list-item>
        <text:list-item>
          <text:p text:style-name="P3"><text:a xlink:type="simple" xlink:href="http://sass-lang.com" office:name=""><text:span text:style-name="Definition"><text:span text:style-name="T72">SASS</text:span></text:span></text:a></text:p>
        </text:list-item>
        <text:list-item>
          <text:p text:style-name="P3"><text:a xlink:type="simple" xlink:href="http://coffeescript.org" office:name=""><text:span text:style-name="Definition">CoffeeScript</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www.demandware.com" office:name=""><text:span text:style-name="Definition">ISML</text:span></text:a></text:p>
        </text:list-item>
        <text:list-item>
          <text:p text:style-name="P3"><text:a xlink:type="simple" xlink:href="http://api.jquery.com/jquery.tmpl" office:name=""><text:span text:style-name="Definition">jQuery.tmpl</text:span></text:a></text:p>
        </text:list-item>
        <text:list-item>
          <text:p text:style-name="P3"><text:a xlink:type="simple" xlink:href="http://lesscss.org" office:name=""><text:span text:style-name="Definition">LESS</text:span></text:a></text:p>
        </text:list-item>
        <text:list-item>
          <text:p text:style-name="P3"><text:a xlink:type="simple" xlink:href="http://mustache.github.com" office:name=""><text:span text:style-name="Definition">Mustache</text:span></text:a></text:p>
        </text:list-item>
        <text:list-item>
          <text:p text:style-name="P3"><text:a xlink:type="simple" xlink:href="http://smarty.net" office:name=""><text:span text:style-name="Definition">Smarty</text:span></text:a></text:p>
        </text:list-item>
        <text:list-item>
          <text:p text:style-name="P3"><text:a xlink:type="simple" xlink:href="http://xml.com" office:name=""><text:span text:style-name="Definition">XML</text:span></text:a></text:p>
        </text:list-item>
      </text:list>
      <text:h text:style-name="Heading_20_2" text:outline-level="2">Frameworks &amp; APIs</text:h>
      <text:list text:style-name="L4">
        <text:list-item>
          <text:p text:style-name="P4"><text:a xlink:type="simple" xlink:href="http://documentcloud.github.com/backbone" office:name=""><text:span text:style-name="Definition"><text:span text:style-name="T73">Backbone</text:span><text:span text:style-name="T74">.</text:span><text:span text:style-name="T75">js</text:span></text:span></text:a></text:p>
        </text:list-item>
        <text:list-item>
          <text:p text:style-name="P4"><text:a xlink:type="simple" xlink:href="http://compass-style.org" office:name=""><text:span text:style-name="Definition"><text:span text:style-name="T76">Compass</text:span></text:span></text:a></text:p>
        </text:list-item>
        <text:list-item>
          <text:p text:style-name="P4"><text:a xlink:type="simple" xlink:href="http://jquery.com" office:name=""><text:span text:style-name="Definition"><text:span text:style-name="T77">jQuery</text:span></text:span></text:a></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expressionengine.com" office:name=""><text:span text:style-name="Definition">ExpressionEngine</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item>
          <text:p text:style-name="P4"><text:a xlink:type="simple" xlink:href="http://framework.zend.com" office:name=""><text:span text:style-name="Definition">Zend Framework</text:span></text:a></text:p>
        </text:list-item>
      </text:list>
      <text:h text:style-name="Heading_20_2" text:outline-level="2">Standards, Patterns &amp; Practices</text:h>
      <text:list text:style-name="L5">
        <text:list-item>
          <text:p text:style-name="P5">Modern Web Standards<text:note text:id="ftn0" text:note-class="footnote"><text:note-citation>1</text:note-citation><text:note-body><text:p text:style-name="Footnote">As specified/recommended by the <text:a xlink:type="simple" xlink:href="http://w3c.org" office:name=""><text:span text:style-name="Definition">W3C</text:span></text:a> and <text:a xlink:type="simple" xlink:href="http://whatwg.org" office:name=""><text:span text:style-name="Definition">WHAT-WG</text:span></text:a> bodies</text:p></text:note-body></text:note></text:p>
        </text:list-item>
        <text:list-item>
          <text:p text:style-name="P5">Software design patterns<text:note text:id="ftn1" text:note-class="footnote"><text:note-citation>2</text:note-citation><text:note-body><text:p text:style-name="Footnote">I’ve used the following routinely: Singleton, Module, Factory, Observer/Mediator, and MVC/MVVM</text:p></text:note-body></text:note></text:p>
        </text:list-item>
        <text:list-item>
          <text:p text:style-name="P5">TDD/BDD<text:note text:id="ftn2" text:note-class="footnote"><text:note-citation>3</text:note-citation><text:note-body><text:p text:style-name="Footnote">Test-Driven Development &amp; Behavior-Driven Development</text:p></text:note-body></text:note></text:p>
        </text:list-item>
      </text:list>
      <text:h text:style-name="Heading_20_2" text:outline-level="2">Software &amp; Tools</text:h>
      <text:list text:style-name="L6">
        <text:list-item>
          <text:p text:style-name="P6"><text:a xlink:type="simple" xlink:href="http://www.adobe.com/products/creativesuite.html" office:name=""><text:span text:style-name="Definition"><text:span text:style-name="T78">Adobe</text:span><text:span text:style-name="T79"> </text:span><text:span text:style-name="T80">Creative</text:span><text:span text:style-name="T81"> </text:span><text:span text:style-name="T82">Suite</text:span></text:span></text:a></text:p>
        </text:list-item>
        <text:list-item>
          <text:p text:style-name="P6"><text:a xlink:type="simple" xlink:href="http://apache.org" office:name=""><text:span text:style-name="Definition"><text:span text:style-name="T83">Apache</text:span></text:span></text:a></text:p>
        </text:list-item>
        <text:list-item>
          <text:p text:style-name="P6"><text:a xlink:type="simple" xlink:href="http://atlassian.com/software/jira" office:name=""><text:span text:style-name="Definition"><text:span text:style-name="T84">Atlassian</text:span><text:span text:style-name="T85"> </text:span><text:span text:style-name="T86">JIRA</text:span></text:span></text:a></text:p>
        </text:list-item>
        <text:list-item>
          <text:p text:style-name="P6"><text:a xlink:type="simple" xlink:href="http://git-scm.com" office:name=""><text:span text:style-name="Definition"><text:span text:style-name="T87">Git</text:span></text:span></text:a></text:p>
        </text:list-item>
        <text:list-item>
          <text:p text:style-name="P6"><text:a xlink:type="simple" xlink:href="http://apple.com/macosx" office:name=""><text:span text:style-name="Definition"><text:span text:style-name="T88">Mac</text:span><text:span text:style-name="T89"> </text:span><text:span text:style-name="T90">OS</text:span><text:span text:style-name="T91"> </text:span><text:span text:style-name="T92">X</text:span></text:span></text:a></text:p>
        </text:list-item>
        <text:list-item>
          <text:p text:style-name="P6"><text:a xlink:type="simple" xlink:href="http://johnmacfarlane.net/pandoc" office:name=""><text:span text:style-name="Definition"><text:span text:style-name="T93">Pandoc</text:span></text:span></text:a></text:p>
        </text:list-item>
        <text:list-item>
          <text:p text:style-name="P6"><text:a xlink:type="simple" xlink:href="http://rvm.beginrescueend.com" office:name=""><text:span text:style-name="Definition"><text:span text:style-name="T94">rvm</text:span></text:span></text:a></text:p>
        </text:list-item>
        <text:list-item>
          <text:p text:style-name="P6"><text:a xlink:type="simple" xlink:href="http://svn.apache.org" office:name=""><text:span text:style-name="Definition"><text:span text:style-name="T95">Subversion</text:span></text:span></text:a></text:p>
        </text:list-item>
        <text:list-item>
          <text:p text:style-name="P6"><text:a xlink:type="simple" xlink:href="http://tmux.sourceforge.net" office:name=""><text:span text:style-name="Definition"><text:span text:style-name="T96">tmux</text:span></text:span></text:a></text:p>
        </text:list-item>
        <text:list-item>
          <text:p text:style-name="P6"><text:a xlink:type="simple" xlink:href="http://www.vim.org" office:name=""><text:span text:style-name="Definition"><text:span text:style-name="T97">Vim</text:span></text:span></text:a></text:p>
        </text:list-item>
        <text:list-item>
          <text:p text:style-name="P6"><text:a xlink:type="simple" xlink:href="http://www.zsh.org" office:name=""><text:span text:style-name="Definition"><text:span text:style-name="T98">zsh</text:span></text:span></text:a></text:p>
        </text:list-item>
        <text:list-item>
          <text:p text:style-name="P6"><text:a xlink:type="simple" xlink:href="http://aws.amazon.com" office:name=""><text:span text:style-name="Definition">Amazon Web Services</text:span></text:a></text:p>
        </text:list-item>
        <text:list-item>
          <text:p text:style-name="P6"><text:a xlink:type="simple" xlink:href="http://ant.apache.org" office:name=""><text:span text:style-name="Definition">ant</text:span></text:a></text:p>
        </text:list-item>
        <text:list-item>
          <text:p text:style-name="P6"><text:a xlink:type="simple" xlink:href="http://developer.apple.com" office:name=""><text:span text:style-name="Definition">Apple XCode</text:span></text:a></text:p>
        </text:list-item>
        <text:list-item>
          <text:p text:style-name="P6"><text:a xlink:type="simple" xlink:href="http://demandware.com" office:name=""><text:span text:style-name="Definition">Demandware</text:span></text:a></text:p>
        </text:list-item>
        <text:list-item>
          <text:p text:style-name="P6"><text:a xlink:type="simple" xlink:href="http://eclipse.org" office:name=""><text:span text:style-name="Definition">Eclipse</text:span></text:a></text:p>
        </text:list-item>
        <text:list-item>
          <text:p text:style-name="P6"><text:a xlink:type="simple" xlink:href="http://macrabbit.com/espresso" office:name=""><text:span text:style-name="Definition">Espresso</text:span></text:a></text:p>
        </text:list-item>
        <text:list-item>
          <text:p text:style-name="P6"><text:a xlink:type="simple" xlink:href="http://heroku.com" office:name=""><text:span text:style-name="Definition">Heroku</text:span></text:a></text:p>
        </text:list-item>
        <text:list-item>
          <text:p text:style-name="P6"><text:a xlink:type="simple" xlink:href="http://jboss.org" office:name=""><text:span text:style-name="Definition">JBoss</text:span></text:a></text:p>
        </text:list-item>
        <text:list-item>
          <text:p text:style-name="P6"><text:a xlink:type="simple" xlink:href="http://jetbrains.com/webstorm" office:name=""><text:span text:style-name="Definition">JetBrains WebStorm</text:span></text:a></text:p>
        </text:list-item>
        <text:list-item>
          <text:p text:style-name="P6"><text:a xlink:type="simple" xlink:href="http://microsoft.com/visualstudio/en-us" office:name=""><text:span text:style-name="Definition">Microsoft Visual Studio</text:span></text:a></text:p>
        </text:list-item>
        <text:list-item>
          <text:p text:style-name="P6"><text:a xlink:type="simple" xlink:href="http://mongodb.org" office:name=""><text:span text:style-name="Definition">MongoDB</text:span></text:a></text:p>
        </text:list-item>
        <text:list-item>
          <text:p text:style-name="P6"><text:a xlink:type="simple" xlink:href="http://mysql.com" office:name=""><text:span text:style-name="Definition">MySQL</text:span></text:a></text:p>
        </text:list-item>
        <text:list-item>
          <text:p text:style-name="P6"><text:a xlink:type="simple" xlink:href="http://www.netbeans.com" office:name=""><text:span text:style-name="Definition">NetBeans</text:span></text:a></text:p>
        </text:list-item>
        <text:list-item>
          <text:p text:style-name="P6"><text:a xlink:type="simple" xlink:href="http://wiki.nginx.org" office:name=""><text:span text:style-name="Definition">Nginx</text:span></text:a></text:p>
        </text:list-item>
        <text:list-item>
          <text:p text:style-name="P6"><text:a xlink:type="simple" xlink:href="http://www.oracle.com/us/products/applications/web-commerce/atg" office:name=""><text:span text:style-name="Definition">Oracle ATG</text:span></text:a></text:p>
        </text:list-item>
        <text:list-item>
          <text:p text:style-name="P6"><text:a xlink:type="simple" xlink:href="http://postgresql.org" office:name=""><text:span text:style-name="Definition">PostgreSQL</text:span></text:a></text:p>
        </text:list-item>
        <text:list-item>
          <text:p text:style-name="P6"><text:a xlink:type="simple" xlink:href="http://rake.rubyforge.org" office:name=""><text:span text:style-name="Definition">Rake</text:span></text:a></text:p>
        </text:list-item>
        <text:list-item>
          <text:p text:style-name="P6"><text:a xlink:type="simple" xlink:href="http://github.com/wycats/thor" office:name=""><text:span text:style-name="Definition">Thor</text:span></text:a></text:p>
        </text:list-item>
        <text:list-item>
          <text:p text:style-name="P6"><text:a xlink:type="simple" xlink:href="http://tomcat.apache.com" office:name=""><text:span text:style-name="Definition">Tomcat</text:span></text:a></text:p>
        </text:list-item>
        <text:list-item>
          <text:p text:style-name="P6"><text:a xlink:type="simple" xlink:href="http://ubuntu.com" office:name=""><text:span text:style-name="Definition">Ubuntu Linux</text:span></text:a></text:p>
        </text:list-item>
        <text:list-item>
          <text:p text:style-name="P6"><text:a xlink:type="simple" xlink:href="http://vagrantup.com" office:name=""><text:span text:style-name="Definition">Vagrant</text:span></text:a></text:p>
        </text:list-item>
        <text:list-item>
          <text:p text:style-name="P6"><text:a xlink:type="simple" xlink:href="http://virtualbox.org" office:name=""><text:span text:style-name="Definition">VirtualBox</text:span></text:a></text:p>
        </text:list-item>
      </text:list>
      <text:h text:style-name="Heading_20_1" text:outline-level="1">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1" text:outline-level="1">Honors and Awards</text:h>
      <text:p text:style-name="First_20_paragraph"><text:span text:style-name="T99">Unsung</text:span><text:span text:style-name="T100"> </text:span><text:span text:style-name="T101">Hero</text:span>, Empathy Lab, May 2011<text:line-break/>A peer-awarded honor which I’ll always be terribly proud to have won.</text:p>
      <text:h text:style-name="Heading_20_1" text:outline-level="1">Interests</text:h>
      <text:list text:style-name="L7">
        <text:list-item>
          <text:p text:style-name="P7">Being a dad and spending time with my family</text:p>
        </text:list-item>
        <text:list-item>
          <text:p text:style-name="P7">Playing <text:a xlink:type="simple" xlink:href="http://boardgamegeek.com/user/smtudor" office:name=""><text:span text:style-name="Definition">board and card games</text:span></text:a> (and video games)</text:p>
        </text:list-item>
        <text:list-item>
          <text:p text:style-name="P7">Making and listening to <text:a xlink:type="simple" xlink:href="http://www.rdio.com/people/smtudor" office:name=""><text:span text:style-name="Definition">music</text:span></text:a></text:p>
        </text:list-item>
        <text:list-item>
          <text:p text:style-name="P7">Watching and contributing to Open Source Software</text:p>
        </text:list-item>
      </text:list>
      <text:p text:style-name="First_20_paragraph"><text:span text:style-name="Teletype">&lt;br&gt;</text:span> <text:span text:style-name="Teletype">&lt;br&gt;</text:span> <text:span text:style-name="Teletype">&lt;br&gt;</text:span> ©2012 by <text:a xlink:type="simple" xlink:href="http://s17r.com"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